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Sans" fo:font-size="12pt" officeooo:rsid="001fc968" officeooo:paragraph-rsid="001e5e3f" style:font-size-asian="12pt" style:font-size-complex="12pt"/>
    </style:style>
    <style:style style:name="P3" style:family="paragraph" style:parent-style-name="Standard">
      <style:text-properties style:font-name="OpenSans" fo:font-size="12pt" officeooo:rsid="00405da7" officeooo:paragraph-rsid="003e76fa" style:font-size-asian="12pt" style:font-size-complex="12pt"/>
    </style:style>
    <style:style style:name="P4" style:family="paragraph" style:parent-style-name="Standard">
      <style:text-properties style:font-name="OpenSans" fo:font-size="12pt" officeooo:rsid="00405da7" officeooo:paragraph-rsid="00405da7" style:font-size-asian="12pt" style:font-size-complex="12pt"/>
    </style:style>
    <style:style style:name="P5" style:family="paragraph" style:parent-style-name="Standard">
      <style:text-properties style:font-name="OpenSans" fo:font-size="12pt" officeooo:rsid="00350512" officeooo:paragraph-rsid="00350512" style:font-size-asian="12pt" style:font-size-complex="12pt"/>
    </style:style>
    <style:style style:name="P6" style:family="paragraph" style:parent-style-name="Standard">
      <style:text-properties style:font-name="OpenSans" fo:font-size="12pt" fo:font-weight="bold" officeooo:rsid="00350512" officeooo:paragraph-rsid="00350512" style:font-size-asian="12pt" style:font-weight-asian="bold" style:font-size-complex="12pt" style:font-weight-complex="bold"/>
    </style:style>
    <style:style style:name="P7" style:family="paragraph" style:parent-style-name="Standard">
      <style:paragraph-properties fo:break-before="page"/>
      <style:text-properties style:font-name="OpenSans" fo:font-size="12pt" fo:font-weight="bold" officeooo:rsid="00350512" officeooo:paragraph-rsid="00350512" style:font-size-asian="12pt" style:font-weight-asian="bold" style:font-size-complex="12pt" style:font-weight-complex="bold"/>
    </style:style>
    <style:style style:name="P8" style:family="paragraph" style:parent-style-name="Text_20_body">
      <style:paragraph-properties fo:text-align="start" style:justify-single-word="false"/>
      <style:text-properties style:font-name="OpenSans" fo:font-size="12pt" officeooo:paragraph-rsid="00415f03" style:font-size-asian="12pt" style:font-size-complex="12pt"/>
    </style:style>
    <style:style style:name="P9" style:family="paragraph" style:parent-style-name="Text_20_body">
      <style:paragraph-properties fo:text-align="start" style:justify-single-word="false"/>
      <style:text-properties style:font-name="OpenSans" fo:font-size="12pt" fo:font-weight="bold" officeooo:rsid="00420025" officeooo:paragraph-rsid="00420025"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style:font-name="OpenSans" fo:font-size="12pt" fo:font-weight="normal" officeooo:rsid="00350512" officeooo:paragraph-rsid="00415f03"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OpenSans" fo:font-size="12pt" fo:font-weight="normal" officeooo:rsid="00420025" officeooo:paragraph-rsid="00420025" style:font-size-asian="12pt" style:font-weight-asian="normal" style:font-size-complex="12pt" style:font-weight-complex="normal"/>
    </style:style>
    <style:style style:name="P12" style:family="paragraph" style:parent-style-name="Text_20_body">
      <style:text-properties style:font-name="Open Sans"/>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WWNum5">
      <style:paragraph-properties fo:text-align="start" style:justify-single-word="false"/>
      <style:text-properties style:font-name="OpenSans" fo:font-size="12pt" officeooo:paragraph-rsid="00415f03" style:font-size-asian="12pt" style:font-size-complex="12pt"/>
    </style:style>
    <style:style style:name="P15" style:family="paragraph" style:parent-style-name="Text_20_body" style:list-style-name="WWNum4">
      <style:paragraph-properties fo:text-align="start" style:justify-single-word="false"/>
      <style:text-properties style:font-name="OpenSans" fo:font-size="12pt" officeooo:paragraph-rsid="00415f03" style:font-size-asian="12pt" style:font-size-complex="12pt"/>
    </style:style>
    <style:style style:name="P16" style:family="paragraph" style:parent-style-name="Text_20_body">
      <style:paragraph-properties fo:text-align="start" style:justify-single-word="false"/>
      <style:text-properties style:font-name="OpenSans" fo:font-size="12pt" officeooo:rsid="00405da7" officeooo:paragraph-rsid="00420025" style:font-size-asian="12pt" style:font-size-complex="12pt"/>
    </style:style>
    <style:style style:name="P17" style:family="paragraph" style:parent-style-name="Text_20_body" style:list-style-name="WWNum4">
      <style:paragraph-properties fo:text-align="start" style:justify-single-word="false"/>
      <style:text-properties style:font-name="OpenSans" fo:font-size="12pt" fo:font-weight="normal" officeooo:rsid="00350512" officeooo:paragraph-rsid="00415f03" style:font-size-asian="12pt" style:font-weight-asian="normal" style:font-size-complex="12pt" style:font-weight-complex="normal"/>
    </style:style>
    <style:style style:name="P18" style:family="paragraph" style:parent-style-name="Text_20_body" style:list-style-name="L1">
      <style:paragraph-properties fo:text-align="start" style:justify-single-word="false"/>
      <style:text-properties style:font-name="OpenSans" fo:font-size="12pt" fo:font-weight="normal" officeooo:rsid="0042dfab" officeooo:paragraph-rsid="0042dfab" style:font-size-asian="12pt" style:font-weight-asian="normal" style:font-size-complex="12pt" style:font-weight-complex="normal"/>
    </style:style>
    <style:style style:name="P19" style:family="paragraph" style:parent-style-name="Text_20_body" style:list-style-name="L1">
      <style:paragraph-properties fo:text-align="start" style:justify-single-word="false"/>
      <style:text-properties style:font-name="OpenSans" fo:font-size="12pt" fo:font-weight="normal" officeooo:rsid="00438dc8" officeooo:paragraph-rsid="00438dc8" style:font-size-asian="12pt" style:font-weight-asian="normal" style:font-size-complex="12pt" style:font-weight-complex="normal"/>
    </style:style>
    <style:style style:name="P20" style:family="paragraph" style:parent-style-name="Text_20_body" style:list-style-name="WWNum2">
      <style:paragraph-properties fo:text-align="start" style:justify-single-word="false"/>
      <style:text-properties style:font-name="Open Sans" fo:font-size="12pt" officeooo:paragraph-rsid="00438dc8" style:font-size-asian="12pt" style:font-size-complex="12pt"/>
    </style:style>
    <style:style style:name="T1" style:family="text">
      <style:text-properties fo:font-weight="bold" style:font-weight-asian="bold"/>
    </style:style>
    <style:style style:name="T2" style:family="text">
      <style:text-properties fo:font-weight="bold" officeooo:rsid="001fc968" style:font-weight-asian="bold" style:font-weight-complex="bold"/>
    </style:style>
    <style:style style:name="T3" style:family="text">
      <style:text-properties fo:font-weight="bold" officeooo:rsid="00415f03" style:font-weight-asian="bold" style:font-weight-complex="bold"/>
    </style:style>
    <style:style style:name="T4" style:family="text">
      <style:text-properties fo:font-weight="bold" officeooo:rsid="00415f03" style:font-weight-asian="bold"/>
    </style:style>
    <style:style style:name="T5" style:family="text">
      <style:text-properties fo:font-weight="bold" officeooo:rsid="00438dc8" style:font-weight-asian="bold"/>
    </style:style>
    <style:style style:name="T6" style:family="text">
      <style:text-properties fo:font-weight="normal" style:font-weight-asian="normal" style:font-weight-complex="normal"/>
    </style:style>
    <style:style style:name="T7" style:family="text">
      <style:text-properties officeooo:rsid="00407844"/>
    </style:style>
    <style:style style:name="T8" style:family="text">
      <style:text-properties officeooo:rsid="00438dc8"/>
    </style:style>
    <style:style style:name="T9" style:family="text">
      <style:text-properties style:font-name="Open Sans"/>
    </style:style>
    <style:style style:name="T10" style:family="text">
      <style:text-properties style:font-name="Open Sans" officeooo:rsid="00438d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7">4</text:span></text:p>
      <text:p text:style-name="P2"/>
      <text:p text:style-name="P8"><text:span text:style-name="T2">Übung </text:span><text:span text:style-name="T3">1</text:span><text:span text:style-name="T1">: Positionsbestimmung</text:span></text:p>
      <text:p text:style-name="P8">Registrieren Sie einen LocationListener für Ihre Anwendung der Ihnen periodische Updates Ihrer Position zurückgibt.</text:p>
      <text:list xml:id="list7367002558024014450" text:style-name="WWNum5">
        <text:list-item>
          <text:p text:style-name="P14">Verwenden Sie hier einerseits den GPS_PROVIDER</text:p>
        </text:list-item>
        <text:list-item>
          <text:p text:style-name="P14">Benutzen Sie in einem weiteren Fall ein Criteria Objekt, welches den LocationProvider bestimmt</text:p>
        </text:list-item>
      </text:list>
      <text:p text:style-name="P8">In beiden Fällen sollten die Koordinaten (Latitude, Longitude) in einem Textfeld ausgegeben werden. Falls Sie kein Gerät zur Verfügung haben, verwenden Sie den Emulator und geben Sie manuell Werte über den DDM ein.</text:p>
      <text:p text:style-name="P8"/>
      <text:p text:style-name="P8"><text:span text:style-name="T4">Übung 2</text:span><text:span text:style-name="T1">: Einbinden von Google Maps</text:span></text:p>
      <text:list xml:id="list4717917806052919722" text:style-name="WWNum4">
        <text:list-item>
          <text:p text:style-name="P15">Binden Sie eine MapView (Googlemap) in Ihre Anwendung ein. Hierfür müssen Sie vorher einen API Key generieren. Die MapView soll als Satellitenansicht dargestellt werden.</text:p>
        </text:list-item>
        <text:list-item>
          <text:p text:style-name="P15">Erstellen Sie ein Overlay auf dem eine beliebige Koordinate als Punkt <text:span text:style-name="T6">dargestellt wird.</text:span></text:p>
        </text:list-item>
        <text:list-item>
          <text:p text:style-name="P17">Erweitern Sie Aufgabe 2 so, dass die abgefragte Position in der MapView dargestellt wird.</text:p>
        </text:list-item>
      </text:list>
      <text:p text:style-name="P10"/>
      <text:p text:style-name="P9">Übung <text:span text:style-name="T8">3: Positionstracking</text:span></text:p>
      <text:p text:style-name="P11">Erstellen Sie eine neue Anwendung mit der Sie Ihre Positionsänderungen (1) tracken können und (2) auf einer Karten darstellen.</text:p>
      <text:list xml:id="list2787390622388143700" text:style-name="L1">
        <text:list-item>
          <text:p text:style-name="P18">Das Tracking von Positionsänderungen soll über einen Button aktiviert bzw. deaktiviert werden können.</text:p>
        </text:list-item>
        <text:list-item>
          <text:p text:style-name="P18">Positionsdaten (Longitude/Latitude) sollen in einer SQL Datenbank hinterlegt werden.</text:p>
        </text:list-item>
        <text:list-item>
          <text:p text:style-name="P18">Auf einer Karte sollen die einzelnen Datenpunkte als Pins dargestellt werden.</text:p>
        </text:list-item>
        <text:list-item>
          <text:p text:style-name="P19">Alternativ soll auch eine Linie zwischen den Positionen gezeichnet werden.</text:p>
        </text:list-item>
      </text:list>
      <text:p text:style-name="P12"><text:soft-page-break/><text:span text:style-name="T1">Übung </text:span><text:span text:style-name="T5">4:</text:span><text:span text:style-name="T1"> Erheben der aktuellen CellID</text:span></text:p>
      <text:p text:style-name="P12">Erheben Sie über den TelephonyManager Ihre aktuelle CellID. Geben Sie Ihre CellID und alle weiteren wichtigen Informationen in der Suche auf opencellid.org ein und überprüfen Sie Ihre Position.</text:p>
      <text:p text:style-name="P12"/>
      <text:p text:style-name="P13"><text:span text:style-name="T9">Übung 5: </text:span><text:span text:style-name="T10">Arbeiten mit Sensoren</text:span></text:p>
      <text:list xml:id="list6969575554108995209" text:style-name="WWNum2">
        <text:list-item>
          <text:p text:style-name="P20">Finden Sie heraus, welche Sensoren die Smartphones haben, die Ihnen im Unterricht zur Verfügung stehen. Alternativ können Sie auch die Sensorik eines eigenen Geräts untersuchen (Bitte bei der Lösung mit angeben, um welches Gerät es sich handelt)</text:p>
        </text:list-item>
        <text:list-item>
          <text:p text:style-name="P20">Schauen Sie sich die API-Demo an, die die Werte der Sensoren aufzeichnet (Im Unterverzeichnis samples des Android SDK). Welcher Sensor wird mit welcher Farbe dargestellt? In welchem Wertebereich melden die Sensoren Werte? Notieren Sie Ihre Ergebnisse in einem Dokument, dass Sie mit hochladen. <text:s/></text:p>
        </text:list-item>
        <text:list-item>
          <text:p text:style-name="P20">Waagen-App: Schreiben Sie eine kleine Anwendung, die den Bewegungssensor (TYPE_ACCELEROMETER) verwendet, um die Lage des Geräts auszulesen. Die App sollte dann in der Activity mit Hilfe von passenden Views angeben, wenn sich das Gerät in Balance befindet und in welche Richtung es der Nutzer bewegen muss, um es in Balance zu bringe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6.3$Linux_X86_64 LibreOffice_project/420m0$Build-3</meta:generator>
    <dc:date>2014-11-03T07:26:20.628096819</dc:date>
    <dc:creator>Stefan Huber</dc:creator>
    <meta:editing-duration>P1DT4H29M23S</meta:editing-duration>
    <meta:editing-cycles>14</meta:editing-cycles>
    <meta:document-statistic meta:table-count="0" meta:image-count="0" meta:object-count="0" meta:page-count="2" meta:paragraph-count="22" meta:word-count="376" meta:character-count="2531" meta:non-whitespace-character-count="2187"/>
  </office:meta>
</office:document-meta>
</file>